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f654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paragraph-rsid="0001fc87" style:font-size-asian="14pt" style:font-weight-asian="bold" style:font-size-complex="16pt" style:font-weight-complex="bold"/>
    </style:style>
    <style:style style:name="T1" style:family="text">
      <style:text-properties officeooo:rsid="0001f654"/>
    </style:style>
    <style:style style:name="T2" style:family="text">
      <style:text-properties fo:language="en" fo:country="none"/>
    </style:style>
    <style:style style:name="T3" style:family="text">
      <style:text-properties fo:language="en" fo:country="none" officeooo:rsid="0001f654"/>
    </style:style>
    <style:style style:name="T4" style:family="text">
      <style:text-properties fo:language="en" fo:country="none" fo:font-style="normal" officeooo:rsid="0001f654" style:font-style-asian="normal" style:font-style-complex="normal"/>
    </style:style>
    <style:style style:name="T5" style:family="text">
      <style:text-properties fo:language="en" fo:country="none" officeooo:rsid="0001fc87"/>
    </style:style>
    <style:style style:name="T6" style:family="text">
      <style:text-properties officeooo:rsid="0001fc87"/>
    </style:style>
    <style:style style:name="T7" style:family="text">
      <style:text-properties style:text-position="super 58%" fo:language="en" fo:country="none" officeooo:rsid="0001fc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6">Characteristica Hazel Bryan Massery --&gt; The Mean Girl</text:span></text:p>
      <text:p text:style-name="P1"><text:span text:style-name="T1"/></text:p>
      <text:p text:style-name="P1"><text:span text:style-name="T1"/></text:p>
      <text:p text:style-name="P1"><text:span text:style-name="T1">Name: Hazel Bryan Massery</text:span></text:p>
      <text:p text:style-name="P1"><text:span text:style-name="T1"/></text:p>
      <text:p text:style-name="P1"><text:span text:style-name="T1">Born:</text:span><text:span text:style-name="T2">1941</text:span></text:p>
      <text:p text:style-name="P1"><text:span text:style-name="T1"/></text:p>
      <text:p text:style-name="P1"><text:span text:style-name="T6">Her </text:span><text:span text:style-name="T1">Father </text:span><text:span text:style-name="T6">was </text:span><text:span text:style-name="T1">against Integration </text:span><text:span text:style-name="T6">so she was it too, because she was too young to build her own mind.</text:span><text:span text:style-name="T1"> </text:span><text:span text:style-name="T6">But later she changed her mind and asked Elizabeth Eckford for apologizes.</text:span><text:span text:style-name="T1"> They speaked a fes times with each other and finally became nearly friends. </text:span><text:span text:style-name="T3"><text:s/>By 1</text:span><text:span text:style-name="T5">998, she was </text:span><text:span text:style-name="T3">work</text:span><text:span text:style-name="T5">ing </text:span><text:span text:style-name="T3">with young black mothers-to-be and minority students. </text:span><text:span text:style-name="T5">And she appeared with Eckford and the rest of the Little Rock Nine on The Oprah Winfrey Show and at the 40</text:span><text:span text:style-name="T7">th</text:span><text:span text:style-name="T5"> Anniversary Celebration of integration at Central High. But after the friendship broke, Eckford callled Massery exhibitionist and profiteer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0:44:47.43</meta:creation-date>
    <dc:date>2014-05-16T11:14:15.70</dc:date>
    <meta:editing-duration>PT15M2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4" meta:word-count="111" meta:character-count="673" meta:non-whitespace-character-count="566"/>
  </office:meta>
</office:document-meta>
</file>